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82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1.0043in"/>
    </style:style>
    <style:style style:name="co5" style:family="table-column">
      <style:table-column-properties fo:break-before="auto" style:column-width="1.248in"/>
    </style:style>
    <style:style style:name="co6" style:family="table-column">
      <style:table-column-properties fo:break-before="auto" style:column-width="0.4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rodada</text:p>
          </table:table-cell>
          <table:table-cell table:style-name="ce1" office:value-type="string" calcext:value-type="string">
            <text:p>codigos_certos</text:p>
          </table:table-cell>
          <table:table-cell table:style-name="ce1" office:value-type="string" calcext:value-type="string">
            <text:p>cap_certos</text:p>
          </table:table-cell>
          <table:table-cell table:style-name="ce1" office:value-type="string" calcext:value-type="string">
            <text:p>grupo_certos</text:p>
          </table:table-cell>
          <table:table-cell table:style-name="ce1" office:value-type="string" calcext:value-type="string">
            <text:p>subgrupo_certo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% códigos certos</text:p>
          </table:table-cell>
          <table:table-cell table:style-name="ce1" office:value-type="string" calcext:value-type="string">
            <text:p>% capitulos certos</text:p>
          </table:table-cell>
          <table:table-cell table:style-name="ce1" office:value-type="string" calcext:value-type="string">
            <text:p>%grupos certos</text:p>
          </table:table-cell>
          <table:table-cell table:style-name="ce1" office:value-type="string" calcext:value-type="string">
            <text:p>%subgrupos cer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0" calcext:value-type="float">
            <text:p>1210</text:p>
          </table:table-cell>
          <table:table-cell office:value-type="float" office:value="3509" calcext:value-type="float">
            <text:p>3509</text:p>
          </table:table-cell>
          <table:table-cell office:value-type="float" office:value="2956" calcext:value-type="float">
            <text:p>2956</text:p>
          </table:table-cell>
          <table:table-cell office:value-type="float" office:value="2406" calcext:value-type="float">
            <text:p>2406</text:p>
          </table:table-cell>
          <table:table-cell office:value-type="float" office:value="4299" calcext:value-type="float">
            <text:p>4299</text:p>
          </table:table-cell>
          <table:table-cell table:formula="of:=[.B2]/[.$F2]" office:value-type="percentage" office:value="0.281460804838335" calcext:value-type="percentage">
            <text:p>28.15%</text:p>
          </table:table-cell>
          <table:table-cell table:formula="of:=[.C2]/[.$F2]" office:value-type="percentage" office:value="0.81623633403117" calcext:value-type="percentage">
            <text:p>81.62%</text:p>
          </table:table-cell>
          <table:table-cell table:formula="of:=[.D2]/[.$F2]" office:value-type="percentage" office:value="0.687601767852989" calcext:value-type="percentage">
            <text:p>68.76%</text:p>
          </table:table-cell>
          <table:table-cell table:formula="of:=[.E2]/[.$F2]" office:value-type="percentage" office:value="0.559665038381019" calcext:value-type="percentage">
            <text:p>55.9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8" calcext:value-type="float">
            <text:p>1218</text:p>
          </table:table-cell>
          <table:table-cell office:value-type="float" office:value="3420" calcext:value-type="float">
            <text:p>3420</text:p>
          </table:table-cell>
          <table:table-cell office:value-type="float" office:value="2932" calcext:value-type="float">
            <text:p>2932</text:p>
          </table:table-cell>
          <table:table-cell office:value-type="float" office:value="2434" calcext:value-type="float">
            <text:p>2434</text:p>
          </table:table-cell>
          <table:table-cell office:value-type="float" office:value="4299" calcext:value-type="float">
            <text:p>4299</text:p>
          </table:table-cell>
          <table:table-cell table:formula="of:=[.B3]/[.$F3]" office:value-type="percentage" office:value="0.283321702721563" calcext:value-type="percentage">
            <text:p>28.33%</text:p>
          </table:table-cell>
          <table:table-cell table:formula="of:=[.C3]/[.$F3]" office:value-type="percentage" office:value="0.795533845080251" calcext:value-type="percentage">
            <text:p>79.55%</text:p>
          </table:table-cell>
          <table:table-cell table:formula="of:=[.D3]/[.$F3]" office:value-type="percentage" office:value="0.682019074203303" calcext:value-type="percentage">
            <text:p>68.20%</text:p>
          </table:table-cell>
          <table:table-cell table:formula="of:=[.E3]/[.$F3]" office:value-type="percentage" office:value="0.566178180972319" calcext:value-type="percentage">
            <text:p>56.6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46" calcext:value-type="float">
            <text:p>1246</text:p>
          </table:table-cell>
          <table:table-cell office:value-type="float" office:value="3535" calcext:value-type="float">
            <text:p>3535</text:p>
          </table:table-cell>
          <table:table-cell office:value-type="float" office:value="2996" calcext:value-type="float">
            <text:p>2996</text:p>
          </table:table-cell>
          <table:table-cell office:value-type="float" office:value="2479" calcext:value-type="float">
            <text:p>2479</text:p>
          </table:table-cell>
          <table:table-cell office:value-type="float" office:value="4299" calcext:value-type="float">
            <text:p>4299</text:p>
          </table:table-cell>
          <table:table-cell table:formula="of:=[.B4]/[.$F4]" office:value-type="percentage" office:value="0.289834845312863" calcext:value-type="percentage">
            <text:p>28.98%</text:p>
          </table:table-cell>
          <table:table-cell table:formula="of:=[.C4]/[.$F4]" office:value-type="percentage" office:value="0.822284252151663" calcext:value-type="percentage">
            <text:p>82.23%</text:p>
          </table:table-cell>
          <table:table-cell table:formula="of:=[.D4]/[.$F4]" office:value-type="percentage" office:value="0.696906257269132" calcext:value-type="percentage">
            <text:p>69.69%</text:p>
          </table:table-cell>
          <table:table-cell table:formula="of:=[.E4]/[.$F4]" office:value-type="percentage" office:value="0.57664573156548" calcext:value-type="percentage">
            <text:p>57.6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8" calcext:value-type="float">
            <text:p>1218</text:p>
          </table:table-cell>
          <table:table-cell office:value-type="float" office:value="3484" calcext:value-type="float">
            <text:p>3484</text:p>
          </table:table-cell>
          <table:table-cell office:value-type="float" office:value="2979" calcext:value-type="float">
            <text:p>2979</text:p>
          </table:table-cell>
          <table:table-cell office:value-type="float" office:value="2448" calcext:value-type="float">
            <text:p>2448</text:p>
          </table:table-cell>
          <table:table-cell office:value-type="float" office:value="4299" calcext:value-type="float">
            <text:p>4299</text:p>
          </table:table-cell>
          <table:table-cell table:formula="of:=[.B5]/[.$F5]" office:value-type="percentage" office:value="0.283321702721563" calcext:value-type="percentage">
            <text:p>28.33%</text:p>
          </table:table-cell>
          <table:table-cell table:formula="of:=[.C5]/[.$F5]" office:value-type="percentage" office:value="0.810421028146081" calcext:value-type="percentage">
            <text:p>81.04%</text:p>
          </table:table-cell>
          <table:table-cell table:formula="of:=[.D5]/[.$F5]" office:value-type="percentage" office:value="0.692951849267272" calcext:value-type="percentage">
            <text:p>69.30%</text:p>
          </table:table-cell>
          <table:table-cell table:formula="of:=[.E5]/[.$F5]" office:value-type="percentage" office:value="0.569434752267969" calcext:value-type="percentage">
            <text:p>56.94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6" calcext:value-type="float">
            <text:p>1226</text:p>
          </table:table-cell>
          <table:table-cell office:value-type="float" office:value="3472" calcext:value-type="float">
            <text:p>3472</text:p>
          </table:table-cell>
          <table:table-cell office:value-type="float" office:value="2983" calcext:value-type="float">
            <text:p>2983</text:p>
          </table:table-cell>
          <table:table-cell office:value-type="float" office:value="2447" calcext:value-type="float">
            <text:p>2447</text:p>
          </table:table-cell>
          <table:table-cell office:value-type="float" office:value="4299" calcext:value-type="float">
            <text:p>4299</text:p>
          </table:table-cell>
          <table:table-cell table:formula="of:=[.B6]/[.$F6]" office:value-type="percentage" office:value="0.285182600604792" calcext:value-type="percentage">
            <text:p>28.52%</text:p>
          </table:table-cell>
          <table:table-cell table:formula="of:=[.C6]/[.$F6]" office:value-type="percentage" office:value="0.807629681321238" calcext:value-type="percentage">
            <text:p>80.76%</text:p>
          </table:table-cell>
          <table:table-cell table:formula="of:=[.D6]/[.$F6]" office:value-type="percentage" office:value="0.693882298208886" calcext:value-type="percentage">
            <text:p>69.39%</text:p>
          </table:table-cell>
          <table:table-cell table:formula="of:=[.E6]/[.$F6]" office:value-type="percentage" office:value="0.569202140032566" calcext:value-type="percentage">
            <text:p>56.92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6" calcext:value-type="float">
            <text:p>1226</text:p>
          </table:table-cell>
          <table:table-cell office:value-type="float" office:value="3525" calcext:value-type="float">
            <text:p>3525</text:p>
          </table:table-cell>
          <table:table-cell office:value-type="float" office:value="2985" calcext:value-type="float">
            <text:p>2985</text:p>
          </table:table-cell>
          <table:table-cell office:value-type="float" office:value="2445" calcext:value-type="float">
            <text:p>2445</text:p>
          </table:table-cell>
          <table:table-cell office:value-type="float" office:value="4299" calcext:value-type="float">
            <text:p>4299</text:p>
          </table:table-cell>
          <table:table-cell table:formula="of:=[.B7]/[.$F7]" office:value-type="percentage" office:value="0.285182600604792" calcext:value-type="percentage">
            <text:p>28.52%</text:p>
          </table:table-cell>
          <table:table-cell table:formula="of:=[.C7]/[.$F7]" office:value-type="percentage" office:value="0.819958129797627" calcext:value-type="percentage">
            <text:p>82.00%</text:p>
          </table:table-cell>
          <table:table-cell table:formula="of:=[.D7]/[.$F7]" office:value-type="percentage" office:value="0.694347522679693" calcext:value-type="percentage">
            <text:p>69.43%</text:p>
          </table:table-cell>
          <table:table-cell table:formula="of:=[.E7]/[.$F7]" office:value-type="percentage" office:value="0.568736915561759" calcext:value-type="percentage">
            <text:p>56.87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5" calcext:value-type="float">
            <text:p>1225</text:p>
          </table:table-cell>
          <table:table-cell office:value-type="float" office:value="3527" calcext:value-type="float">
            <text:p>3527</text:p>
          </table:table-cell>
          <table:table-cell office:value-type="float" office:value="2981" calcext:value-type="float">
            <text:p>2981</text:p>
          </table:table-cell>
          <table:table-cell office:value-type="float" office:value="2452" calcext:value-type="float">
            <text:p>2452</text:p>
          </table:table-cell>
          <table:table-cell office:value-type="float" office:value="4299" calcext:value-type="float">
            <text:p>4299</text:p>
          </table:table-cell>
          <table:table-cell table:formula="of:=[.B8]/[.$F8]" office:value-type="percentage" office:value="0.284949988369388" calcext:value-type="percentage">
            <text:p>28.49%</text:p>
          </table:table-cell>
          <table:table-cell table:formula="of:=[.C8]/[.$F8]" office:value-type="percentage" office:value="0.820423354268434" calcext:value-type="percentage">
            <text:p>82.04%</text:p>
          </table:table-cell>
          <table:table-cell table:formula="of:=[.D8]/[.$F8]" office:value-type="percentage" office:value="0.693417073738079" calcext:value-type="percentage">
            <text:p>69.34%</text:p>
          </table:table-cell>
          <table:table-cell table:formula="of:=[.E8]/[.$F8]" office:value-type="percentage" office:value="0.570365201209584" calcext:value-type="percentage">
            <text:p>57.04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1" calcext:value-type="float">
            <text:p>1241</text:p>
          </table:table-cell>
          <table:table-cell office:value-type="float" office:value="3530" calcext:value-type="float">
            <text:p>3530</text:p>
          </table:table-cell>
          <table:table-cell office:value-type="float" office:value="3010" calcext:value-type="float">
            <text:p>3010</text:p>
          </table:table-cell>
          <table:table-cell office:value-type="float" office:value="2498" calcext:value-type="float">
            <text:p>2498</text:p>
          </table:table-cell>
          <table:table-cell office:value-type="float" office:value="4299" calcext:value-type="float">
            <text:p>4299</text:p>
          </table:table-cell>
          <table:table-cell table:formula="of:=[.B9]/[.$F9]" office:value-type="percentage" office:value="0.288671784135846" calcext:value-type="percentage">
            <text:p>28.87%</text:p>
          </table:table-cell>
          <table:table-cell table:formula="of:=[.C9]/[.$F9]" office:value-type="percentage" office:value="0.821121190974645" calcext:value-type="percentage">
            <text:p>82.11%</text:p>
          </table:table-cell>
          <table:table-cell table:formula="of:=[.D9]/[.$F9]" office:value-type="percentage" office:value="0.700162828564783" calcext:value-type="percentage">
            <text:p>70.02%</text:p>
          </table:table-cell>
          <table:table-cell table:formula="of:=[.E9]/[.$F9]" office:value-type="percentage" office:value="0.581065364038148" calcext:value-type="percentage">
            <text:p>58.11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2" calcext:value-type="float">
            <text:p>1202</text:p>
          </table:table-cell>
          <table:table-cell office:value-type="float" office:value="3448" calcext:value-type="float">
            <text:p>3448</text:p>
          </table:table-cell>
          <table:table-cell office:value-type="float" office:value="2940" calcext:value-type="float">
            <text:p>2940</text:p>
          </table:table-cell>
          <table:table-cell office:value-type="float" office:value="2428" calcext:value-type="float">
            <text:p>2428</text:p>
          </table:table-cell>
          <table:table-cell office:value-type="float" office:value="4299" calcext:value-type="float">
            <text:p>4299</text:p>
          </table:table-cell>
          <table:table-cell table:formula="of:=[.B10]/[.$F10]" office:value-type="percentage" office:value="0.279599906955106" calcext:value-type="percentage">
            <text:p>27.96%</text:p>
          </table:table-cell>
          <table:table-cell table:formula="of:=[.C10]/[.$F10]" office:value-type="percentage" office:value="0.802046987671552" calcext:value-type="percentage">
            <text:p>80.20%</text:p>
          </table:table-cell>
          <table:table-cell table:formula="of:=[.D10]/[.$F10]" office:value-type="percentage" office:value="0.683879972086532" calcext:value-type="percentage">
            <text:p>68.39%</text:p>
          </table:table-cell>
          <table:table-cell table:formula="of:=[.E10]/[.$F10]" office:value-type="percentage" office:value="0.564782507559898" calcext:value-type="percentage">
            <text:p>56.48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0" calcext:value-type="float">
            <text:p>1210</text:p>
          </table:table-cell>
          <table:table-cell office:value-type="float" office:value="3475" calcext:value-type="float">
            <text:p>3475</text:p>
          </table:table-cell>
          <table:table-cell office:value-type="float" office:value="2972" calcext:value-type="float">
            <text:p>2972</text:p>
          </table:table-cell>
          <table:table-cell office:value-type="float" office:value="2451" calcext:value-type="float">
            <text:p>2451</text:p>
          </table:table-cell>
          <table:table-cell office:value-type="float" office:value="4299" calcext:value-type="float">
            <text:p>4299</text:p>
          </table:table-cell>
          <table:table-cell table:formula="of:=[.B11]/[.$F11]" office:value-type="percentage" office:value="0.281460804838335" calcext:value-type="percentage">
            <text:p>28.15%</text:p>
          </table:table-cell>
          <table:table-cell table:formula="of:=[.C11]/[.$F11]" office:value-type="percentage" office:value="0.808327518027448" calcext:value-type="percentage">
            <text:p>80.83%</text:p>
          </table:table-cell>
          <table:table-cell table:formula="of:=[.D11]/[.$F11]" office:value-type="percentage" office:value="0.691323563619446" calcext:value-type="percentage">
            <text:p>69.13%</text:p>
          </table:table-cell>
          <table:table-cell table:formula="of:=[.E11]/[.$F11]" office:value-type="percentage" office:value="0.57013258897418" calcext:value-type="percentage">
            <text:p>57.01%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ce2" office:value-type="string" calcext:value-type="string">
            <text:p>AVG</text:p>
          </table:table-cell>
          <table:table-cell table:style-name="ce4" table:formula="of:=AVERAGE([.G2:.G11])" office:value-type="percentage" office:value="0.284298674110258" calcext:value-type="percentage">
            <text:p>28.43%</text:p>
          </table:table-cell>
          <table:table-cell table:style-name="ce4" table:formula="of:=AVERAGE([.H2:.H11])" office:value-type="percentage" office:value="0.812398232147011" calcext:value-type="percentage">
            <text:p>81.24%</text:p>
          </table:table-cell>
          <table:table-cell table:style-name="ce4" table:formula="of:=AVERAGE([.I2:.I11])" office:value-type="percentage" office:value="0.691649220749011" calcext:value-type="percentage">
            <text:p>69.16%</text:p>
          </table:table-cell>
          <table:table-cell table:style-name="ce4" table:formula="of:=AVERAGE([.J2:.J11])" office:value-type="percentage" office:value="0.569620842056292" calcext:value-type="percentage">
            <text:p>56.96%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SD</text:p>
          </table:table-cell>
          <table:table-cell table:style-name="ce4" table:formula="of:=STDEV([.G2:.G11])" office:value-type="percentage" office:value="0.00319469192074264" calcext:value-type="percentage">
            <text:p>0.32%</text:p>
          </table:table-cell>
          <table:table-cell table:style-name="ce4" table:formula="of:=STDEV([.H2:.H11])" office:value-type="percentage" office:value="0.00909752106208939" calcext:value-type="percentage">
            <text:p>0.91%</text:p>
          </table:table-cell>
          <table:table-cell table:style-name="ce4" table:formula="of:=STDEV([.I2:.I11])" office:value-type="percentage" office:value="0.0056450217920642" calcext:value-type="percentage">
            <text:p>0.56%</text:p>
          </table:table-cell>
          <table:table-cell table:style-name="ce4" table:formula="of:=STDEV([.J2:.J11])" office:value-type="percentage" office:value="0.0059302688824835" calcext:value-type="percentage">
            <text:p>0.5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Patrao</meta:initial-creator>
    <meta:creation-date>2018-03-07T14:17:13.602043479</meta:creation-date>
    <dc:date>2018-03-07T14:21:55.223309598</dc:date>
    <dc:creator>Diogo Patrao</dc:creator>
    <meta:editing-duration>P0D</meta:editing-duration>
    <meta:editing-cycles>1</meta:editing-cycles>
    <meta:document-statistic meta:table-count="1" meta:cell-count="120" meta:object-count="0"/>
    <meta:generator>LibreOffice/4.2.8.2$Linux_X86_64 LibreOffice_project/420m0$Build-2</meta:generator>
  </office:meta>
</office:document-meta>
</file>